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Script" svg:font-family="Script" style:font-family-generic="script"/>
    <style:font-face style:name="arial" svg:font-family="arial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Courier 10 Pitch"/>
    </style:style>
    <style:style style:name="P3" style:family="paragraph" style:parent-style-name="Standard">
      <style:text-properties style:font-name="Script"/>
    </style:style>
    <style:style style:name="P4" style:family="paragraph" style:parent-style-name="Standard">
      <style:text-properties style:font-name="Times1"/>
    </style:style>
    <style:style style:name="P5" style:family="paragraph" style:parent-style-name="Standard">
      <style:text-properties style:font-name="Times1" fo:font-weight="normal" style:font-weight-asian="normal" style:font-weight-complex="normal"/>
    </style:style>
    <style:style style:name="P6" style:family="paragraph" style:parent-style-name="Text_20_body">
      <style:text-properties style:font-name="Times1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style:writing-mode="lr-tb"/>
    </style:style>
    <style:style style:name="P8" style:family="paragraph" style:parent-style-name="Heading_20_2">
      <style:text-properties style:font-name="Times1" fo:font-size="12pt" fo:font-weight="normal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Times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margin-top="0cm" fo:margin-bottom="0cm" fo:text-align="start" style:justify-single-word="false" style:writing-mode="lr-tb"/>
      <style:text-properties style:font-name="Times1" fo:font-weight="normal" style:font-weight-asian="normal" style:font-weight-complex="normal"/>
    </style:style>
    <style:style style:name="P11" style:family="paragraph" style:parent-style-name="Text_20_body" style:list-style-name="L1">
      <style:paragraph-properties fo:margin-top="0cm" fo:margin-bottom="0cm" fo:text-align="start" style:justify-single-word="false" style:writing-mode="lr-tb"/>
    </style:style>
    <style:style style:name="T1" style:family="text">
      <style:text-properties style:font-name="Times1"/>
    </style:style>
    <style:style style:name="T2" style:family="text">
      <style:text-properties style:font-name="Times1" fo:font-weight="normal" style:font-weight-asian="normal" style:font-weight-complex="normal"/>
    </style:style>
    <style:style style:name="T3" style:family="text">
      <style:text-properties style:font-name="Times1" fo:font-style="italic" fo:font-weight="normal" style:font-weight-asian="normal" style:font-weight-complex="normal"/>
    </style:style>
    <style:style style:name="T4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S</text:p>
      <text:p text:style-name="Standard"/>
      <text:p text:style-name="Standard">*{ ... } <text:s/>pour tous les éléments.</text:p>
      <text:p text:style-name="Standard">element { ... } pour une famille d'élément.</text:p>
      <text:p text:style-name="Standard">elementA, elementB { ... } pour plusieurs familles d'éléments.</text:p>
      <text:p text:style-name="Standard">elementA elementB { ... } pour des éléments contenus dans d'autres.</text:p>
      <text:p text:style-name="Standard">elementA &gt; elementB { ... } pour des éléments contenus directement dans d'autres.</text:p>
      <text:p text:style-name="Standard">.class { ... } pour tous les éléments d'une même classe de styles.</text:p>
      <text:p text:style-name="Standard">element.classe { ... } pour tous les éléments d'une même classe de styles.</text:p>
      <text:p text:style-name="Standard">element#id_element { ... } pour l'element id_element</text:p>
      <text:p text:style-name="Standard">elementA + elementB { ... } pour l'élément B qui suit directement l'élément A.</text:p>
      <text:p text:style-name="Standard"/>
      <text:p text:style-name="Standard">Les polices de caractères</text:p>
      <text:p text:style-name="Standard">Serif: Ces polices sont agréable à lire. <text:s/>( times, roman, georgia )</text:p>
      <text:p text:style-name="P1">Sans-serif : Facile à imprimer ( Arial, Helvetica, verdanna )</text:p>
      <text:p text:style-name="P2">Monospace : Pour du code ( courier )</text:p>
      <text:p text:style-name="P3"/>
      <text:p text:style-name="P4">JSON</text:p>
      <text:p text:style-name="P4">{'nom' : 'DURAND', 'prenom': 'martin', 'age' : 12}</text:p>
      <text:p text:style-name="P4"/>
      <text:p text:style-name="P4">personneText = «{'nom' : 'DURAND', 'prenom': 'martin', 'age' : 12} « ;</text:p>
      <text:p text:style-name="P4">personne = eval('('+personneText+')');</text:p>
      <text:p text:style-name="P4">personne.nom ;</text:p>
      <text:p text:style-name="P4">personne.prenom</text:p>
      <text:p text:style-name="P4">personne.age</text:p>
      <text:p text:style-name="P4"/>
      <text:p text:style-name="P4">JAVASCRIPT</text:p>
      <text:p text:style-name="P4"/>
      <text:p text:style-name="P4">window :</text:p>
      <text:p text:style-name="P4">window.alert : message dans une fenetre popup</text:p>
      <text:p text:style-name="P4">window.open : nouvelle fenetre.</text:p>
      <text:p text:style-name="P4">window.location : barre d'adresse.</text:p>
      <text:p text:style-name="P4">window.location.href : URL actuelle</text:p>
      <text:p text:style-name="P4">window.location.reload : Recharcher la page.</text:p>
      <text:p text:style-name="P4">window.setTimeout : différer maintenant.</text:p>
      <text:p text:style-name="P4">window.history <text:s/>: naviguer dans l'historique</text:p>
      <text:p text:style-name="P4">window.history.back : revenir à la page précédente.</text:p>
      <text:p text:style-name="P4">window..historiQUE.FORWARD : aller à la page suivante.</text:p>
      <text:p text:style-name="P4">window.document : document actif.</text:p>
      <text:p text:style-name="P4">window.onload : au chargement de la page.</text:p>
      <text:p text:style-name="P4"/>
      <text:p text:style-name="P4">document :</text:p>
      <text:p text:style-name="P4">document.title : titre de la page.</text:p>
      <text:p text:style-name="P4">document.body : corps du document.</text:p>
      <text:p text:style-name="P4">document.getElementById : récupérer un élément HTML.</text:p>
      <text:p text:style-name="P4">document.cookie : gestion des cookies.</text:p>
      <text:p text:style-name="P4"/>
      <text:p text:style-name="P4">math :</text:p>
      <text:p text:style-name="P4">math.max : maximim entre deux variables.</text:p>
      <text:p text:style-name="P4">math.min : minimum entre deux variables.</text:p>
      <text:p text:style-name="P4"><text:soft-page-break/>math.random : générer un nombre aléatoire.</text:p>
      <text:p text:style-name="P4"/>
      <text:p text:style-name="P4">date :</text:p>
      <text:p text:style-name="P4">madate.getDate() : jour dans le mois.</text:p>
      <text:p text:style-name="P4">madate.getMonth() : mois dans l'année.</text:p>
      <text:p text:style-name="P4">madate.getFullYear() : année sur catre caractères.</text:p>
      <text:p text:style-name="P4">madate.getYear (): année sur deux caractères.</text:p>
      <text:p text:style-name="P4">madate.getHours() : heures dans la journées.</text:p>
      <text:p text:style-name="P4">madate.getMinutes() : minute dans l'heure.</text:p>
      <text:p text:style-name="P4">madate.getSeconds (): secondes dans la minute.</text:p>
      <text:p text:style-name="P4"/>
      <text:p text:style-name="P4">string :</text:p>
      <text:p text:style-name="P4">monString.length : longueur de la chaine :</text:p>
      <text:p text:style-name="P4">monString.indexOf : position d'une sous chaine dans la chaine.</text:p>
      <text:p text:style-name="P4">monString.replace : remplacer une sous-chaine dans une chaine.</text:p>
      <text:p text:style-name="P4">monString.substr : couper une chaine à partir et de combien.</text:p>
      <text:p text:style-name="P4">monString.substring : couper la chaine à partir de et jusqu'à.</text:p>
      <text:p text:style-name="P4">monString.split : fragmenter une chaine en éléments d'un tableau.</text:p>
      <text:p text:style-name="P4"/>
      <text:p text:style-name="P4">Array :</text:p>
      <text:p text:style-name="P4">montab.length : longueur du tableau.</text:p>
      <text:p text:style-name="P4">montab[0] : premier élément du tableau.</text:p>
      <text:p text:style-name="P4">montab.push : ajouter à la fin du tableau.</text:p>
      <text:p text:style-name="P4">montab.unshift : ajouter un élément au début du tableau.</text:p>
      <text:p text:style-name="P4">montab.pop : sortir le dernier éléments du tableau.</text:p>
      <text:p text:style-name="P4">montab.shift : sortir le premier élément du tableau.</text:p>
      <text:p text:style-name="P4">montab.splice : sortir un élément à une position du tableau.</text:p>
      <text:p text:style-name="P4">montab.join : assembler les éléments du tableau en chaine.</text:p>
      <text:p text:style-name="P4">montab.reverse : inverser l'odre des éléments d'un tableau.</text:p>
      <text:p text:style-name="P4"/>
      <text:p text:style-name="P4">FRAMEWORK </text:p>
      <text:p text:style-name="P4">Script.aculo.us</text:p>
      <text:p text:style-name="P4"/>
      <text:p text:style-name="P4"/>
      <text:p text:style-name="P5">XML</text:p>
      <text:p text:style-name="P5">xmllint</text:p>
      <text:h text:style-name="P8" text:outline-level="2" text:is-list-header="true">Vérification de syntaxe</text:h>
      <text:p text:style-name="P9">xmllint toto.xml</text:p>
      <text:p text:style-name="P6"/>
      <text:h text:style-name="P8" text:outline-level="2" text:is-list-header="true">Vérification de validité</text:h>
      <text:p text:style-name="P9">xmllint toto.xml --valid</text:p>
      <text:p text:style-name="P6"/>
      <text:p text:style-name="P6"><text:span text:style-name="Strong_20_Emphasis"><text:span text:style-name="T2">Indenter un fichier</text:span></text:span></text:p>
      <text:p text:style-name="P6"><text:span text:style-name="Source_20_Text"><text:span text:style-name="T1">xmllint data.xml –format</text:span></text:span></text:p>
      <text:p text:style-name="P6"><text:span text:style-name="Source_20_Text"><text:span text:style-name="T1"/></text:span></text:p>
      <text:p text:style-name="P6"><text:soft-page-break/><text:span text:style-name="Strong_20_Emphasis"><text:span text:style-name="T2">Valider un fichier XML contenant une DTD.</text:span></text:span></text:p>
      <text:p text:style-name="P7"><text:span text:style-name="Source_20_Text"><text:span text:style-name="T2">xmllint data.xml –valid</text:span></text:span></text:p>
      <text:p text:style-name="P7"><text:span text:style-name="Source_20_Text"><text:span text:style-name="T2"/></text:span></text:p>
      <text:p text:style-name="P7"><text:span text:style-name="Strong_20_Emphasis"><text:span text:style-name="T2">Valider un fichier XML </text:span></text:span></text:p>
      <text:list text:style-name="L1">
        <text:list-item>
          <text:p text:style-name="P10"><text:span text:style-name="T4">avec une DTD externe</text:span> :</text:p>
        </text:list-item>
        <text:list-item>
          <text:p text:style-name="P11"><text:span text:style-name="Source_20_Text"><text:span text:style-name="T2"><text:s/>xmllint data.xml --dtdvalid data.dtd  --noout</text:span></text:span></text:p>
        </text:list-item>
      </text:list>
      <text:p text:style-name="P7"><text:span text:style-name="Source_20_Text"><text:span text:style-name="T3">avec un schéma XML</text:span></text:span></text:p>
      <text:p text:style-name="P7"><text:span text:style-name="Source_20_Text"><text:span text:style-name="T2">xmllint data.xml --schema schema.xsd  --noout </text:span></text:span></text:p>
      <text:p text:style-name="P7"><text:span text:style-name="Source_20_Text"><text:span text:style-name="T2"/></text:span></text:p>
      <text:p text:style-name="P7"><text:span text:style-name="Strong_20_Emphasis"><text:span text:style-name="T2">Naviguer dans un fichier XML</text:span></text:span></text:p>
      <text:p text:style-name="P6"><text:span text:style-name="Source_20_Text"><text:span text:style-name="T1">xmllint --shell stow.xml</text:span></text:span><text:span text:style-name="Source_20_Text"><text:span text:style-name="T1"> <text:s/></text:span></text:span></text:p>
      <text:p text:style-name="P6"><text:span text:style-name="Source_20_Text"><text:span text:style-name="T1">/ &gt; help</text:span></text:span><text:span text:style-name="Source_20_Text"><text:span text:style-name="T1"> <text:s/>aide</text:span></text:span></text:p>
      <text:p text:style-name="P6"><text:span text:style-name="Source_20_Text"><text:span text:style-name="T1">cd /slides/foil[2]/title</text:span></text:span><text:span text:style-name="Source_20_Text"><text:span text:style-name="T1"> <text:s/>aller dans title</text:span></text:span></text:p>
      <text:p text:style-name="P6"><text:span text:style-name="Source_20_Text"><text:span text:style-name="T1">ls</text:span></text:span><text:span text:style-name="Source_20_Text"><text:span text:style-name="T1"> <text:s/>voir le contenu de title</text:span></text:span></text:p>
      <text:p text:style-name="P6"><text:span text:style-name="Source_20_Text"><text:span text:style-name="T1"/></text:span></text:p>
      <text:p text:style-name="P6"><text:span text:style-name="Source_20_Text"><text:span text:style-name="T1">XSLTPROC</text:span></text:span></text:p>
      <text:p text:style-name="P9"><text:span text:style-name="Source_20_Text"><text:span text:style-name="T1">xsltproc feuille-de-style.xsl nom-de-votre-fichier.xml &gt; resultat.html</text:span></text:span></text:p>
      <text:p text:style-name="P6"><text:span text:style-name="Source_20_Text"><text:span text:style-name="T1"/>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Script" svg:font-family="Script" style:font-family-generic="script"/>
    <style:font-face style:name="arial" svg:font-family="arial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BE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Sans" style:font-size-asian="18pt" style:font-weight-asian="bold" style:font-name-complex="Lucida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Jeremy</meta:initial-creator>
    <meta:creation-date>2008-03-30T21:36:11</meta:creation-date>
    <dc:creator>Jeremy</dc:creator>
    <dc:date>2008-06-15T11:13:57</dc:date>
    <meta:editing-cycles>18</meta:editing-cycles>
    <meta:editing-duration>PT1H4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2" meta:word-count="435" meta:character-count="3446"/>
  </office:meta>
</office:document-meta>
</file>